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27" table:style-name="ta1">
        <table:shapes>
          <draw:frame draw:z-index="0" draw:style-name="gr1" draw:text-style-name="P1" svg:width="6.2988in" svg:height="3.5429in" svg:x="12.0252in" svg:y="0.5413in">
            <draw:object draw:notify-on-update-of-ranges="'merged_sorting_results_2^27'.I5:'merged_sorting_results_2^27'.I36 'merged_sorting_results_2^27'.J5:'merged_sorting_results_2^27'.J36 'merged_sorting_results_2^27'.L5:'merged_sorting_results_2^27'.L36 'merged_sorting_results_2^27'.L5:'merged_sorting_results_2^27'.L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0087in" svg:y="4.2433in">
            <draw:object draw:notify-on-update-of-ranges="'merged_sorting_results_2^27'.V16:'merged_sorting_results_2^27'.V16 'merged_sorting_results_2^27'.I5:'merged_sorting_results_2^27'.I36 'merged_sorting_results_2^27'.K5:'merged_sorting_results_2^27'.K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Array Length: 2^2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Conf interval</text:p>
          </table:table-cell>
        </table:table-row>
        <table:table-row table:style-name="ro1">
          <table:table-cell office:value-type="string" calcext:value-type="string">
            <text:p>2024-10-25 09:14:13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73" calcext:value-type="float">
            <text:p>4047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" calcext:value-type="float">
            <text:p>1</text:p>
          </table:table-cell>
          <table:table-cell table:style-name="ce3" table:formula="of:=AVERAGE(OFFSET([.$E$5]; (ROW() - 5) * 14; 0; 10; 1))" office:value-type="float" office:value="40071.82" calcext:value-type="float">
            <text:p>40071.82</text:p>
          </table:table-cell>
          <table:table-cell table:style-name="ce3" table:formula="of:=[.$J$5]/[.J5]" office:value-type="float" office:value="1" calcext:value-type="float">
            <text:p>1</text:p>
          </table:table-cell>
          <table:table-cell table:style-name="ce3" table:formula="of:=COM.MICROSOFT.CONFIDENCE.NORM(0.05; SQRT(COM.MICROSOFT.VAR.S(OFFSET([.$E$5]; (ROW()-5)*(10+4); 0; 10; 1))); 10)" office:value-type="float" office:value="199.645366300699" calcext:value-type="float">
            <text:p>199.645366300699</text:p>
          </table:table-cell>
        </table:table-row>
        <table:table-row table:style-name="ro1">
          <table:table-cell office:value-type="string" calcext:value-type="string">
            <text:p>2024-10-25 09:14:5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78.1" calcext:value-type="float">
            <text:p>40178.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" calcext:value-type="float">
            <text:p>2</text:p>
          </table:table-cell>
          <table:table-cell table:style-name="ce3" table:formula="of:=AVERAGE(OFFSET([.$E$5]; (ROW() - 5) * 14; 0; 10; 1))" office:value-type="float" office:value="21323.43" calcext:value-type="float">
            <text:p>21323.43</text:p>
          </table:table-cell>
          <table:table-cell table:style-name="ce3" table:formula="of:=[.$J$5]/[.J6]" office:value-type="float" office:value="1.87923894045189" calcext:value-type="float">
            <text:p>1.87923894045189</text:p>
          </table:table-cell>
          <table:table-cell table:style-name="ce3" table:formula="of:=COM.MICROSOFT.CONFIDENCE.NORM(0.05; SQRT(COM.MICROSOFT.VAR.S(OFFSET([.$E$5]; (ROW()-5)*(10+4); 0; 10; 1))); 10)" office:value-type="float" office:value="160.095588447141" calcext:value-type="float">
            <text:p>160.095588447141</text:p>
          </table:table-cell>
        </table:table-row>
        <table:table-row table:style-name="ro1">
          <table:table-cell office:value-type="string" calcext:value-type="string">
            <text:p>2024-10-25 09:15:3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132" calcext:value-type="float">
            <text:p>4013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" calcext:value-type="float">
            <text:p>3</text:p>
          </table:table-cell>
          <table:table-cell table:style-name="ce3" table:formula="of:=AVERAGE(OFFSET([.$E$5]; (ROW() - 5) * 14; 0; 10; 1))" office:value-type="float" office:value="15122.49" calcext:value-type="float">
            <text:p>15122.49</text:p>
          </table:table-cell>
          <table:table-cell table:style-name="ce3" table:formula="of:=[.$J$5]/[.J7]" office:value-type="float" office:value="2.6498162670301" calcext:value-type="float">
            <text:p>2.6498162670301</text:p>
          </table:table-cell>
          <table:table-cell table:style-name="ce3" table:formula="of:=COM.MICROSOFT.CONFIDENCE.NORM(0.05; SQRT(COM.MICROSOFT.VAR.S(OFFSET([.$E$5]; (ROW()-5)*(10+4); 0; 10; 1))); 10)" office:value-type="float" office:value="72.2549727833046" calcext:value-type="float">
            <text:p>72.2549727833046</text:p>
          </table:table-cell>
        </table:table-row>
        <table:table-row table:style-name="ro1">
          <table:table-cell office:value-type="string" calcext:value-type="string">
            <text:p>2024-10-25 09:16:1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255.9" calcext:value-type="float">
            <text:p>40255.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4" calcext:value-type="float">
            <text:p>4</text:p>
          </table:table-cell>
          <table:table-cell table:style-name="ce3" table:formula="of:=AVERAGE(OFFSET([.$E$5]; (ROW() - 5) * 14; 0; 10; 1))" office:value-type="float" office:value="12348.39" calcext:value-type="float">
            <text:p>12348.39</text:p>
          </table:table-cell>
          <table:table-cell table:style-name="ce3" table:formula="of:=[.$J$5]/[.J8]" office:value-type="float" office:value="3.24510482743094" calcext:value-type="float">
            <text:p>3.24510482743094</text:p>
          </table:table-cell>
          <table:table-cell table:style-name="ce3" table:formula="of:=COM.MICROSOFT.CONFIDENCE.NORM(0.05; SQRT(COM.MICROSOFT.VAR.S(OFFSET([.$E$5]; (ROW()-5)*(10+4); 0; 10; 1))); 10)" office:value-type="float" office:value="58.7987993975457" calcext:value-type="float">
            <text:p>58.7987993975457</text:p>
          </table:table-cell>
        </table:table-row>
        <table:table-row table:style-name="ro1">
          <table:table-cell office:value-type="string" calcext:value-type="string">
            <text:p>2024-10-25 09:16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261.2" calcext:value-type="float">
            <text:p>40261.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5" calcext:value-type="float">
            <text:p>5</text:p>
          </table:table-cell>
          <table:table-cell table:style-name="ce3" table:formula="of:=AVERAGE(OFFSET([.$E$5]; (ROW() - 5) * 14; 0; 10; 1))" office:value-type="float" office:value="10750.81" calcext:value-type="float">
            <text:p>10750.81</text:p>
          </table:table-cell>
          <table:table-cell table:style-name="ce3" table:formula="of:=[.$J$5]/[.J9]" office:value-type="float" office:value="3.72733031278573" calcext:value-type="float">
            <text:p>3.72733031278573</text:p>
          </table:table-cell>
          <table:table-cell table:style-name="ce3" table:formula="of:=COM.MICROSOFT.CONFIDENCE.NORM(0.05; SQRT(COM.MICROSOFT.VAR.S(OFFSET([.$E$5]; (ROW()-5)*(10+4); 0; 10; 1))); 10)" office:value-type="float" office:value="112.359486964437" calcext:value-type="float">
            <text:p>112.359486964437</text:p>
          </table:table-cell>
        </table:table-row>
        <table:table-row table:style-name="ro1">
          <table:table-cell office:value-type="string" calcext:value-type="string">
            <text:p>2024-10-25 09:17:3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797.8" calcext:value-type="float">
            <text:p>39797.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6" calcext:value-type="float">
            <text:p>6</text:p>
          </table:table-cell>
          <table:table-cell table:style-name="ce3" table:formula="of:=AVERAGE(OFFSET([.$E$5]; (ROW() - 5) * 14; 0; 10; 1))" office:value-type="float" office:value="9975.362" calcext:value-type="float">
            <text:p>9975.362</text:p>
          </table:table-cell>
          <table:table-cell table:style-name="ce3" table:formula="of:=[.$J$5]/[.J10]" office:value-type="float" office:value="4.01707927992989" calcext:value-type="float">
            <text:p>4.01707927992989</text:p>
          </table:table-cell>
          <table:table-cell table:style-name="ce3" table:formula="of:=COM.MICROSOFT.CONFIDENCE.NORM(0.05; SQRT(COM.MICROSOFT.VAR.S(OFFSET([.$E$5]; (ROW()-5)*(10+4); 0; 10; 1))); 10)" office:value-type="float" office:value="23.5928151724301" calcext:value-type="float">
            <text:p>23.5928151724301</text:p>
          </table:table-cell>
        </table:table-row>
        <table:table-row table:style-name="ro1">
          <table:table-cell office:value-type="string" calcext:value-type="string">
            <text:p>2024-10-25 09:18:1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992.2" calcext:value-type="float">
            <text:p>39992.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7" calcext:value-type="float">
            <text:p>7</text:p>
          </table:table-cell>
          <table:table-cell table:style-name="ce3" table:formula="of:=AVERAGE(OFFSET([.$E$5]; (ROW() - 5) * 14; 0; 10; 1))" office:value-type="float" office:value="9753.554" calcext:value-type="float">
            <text:p>9753.554</text:p>
          </table:table-cell>
          <table:table-cell table:style-name="ce3" table:formula="of:=[.$J$5]/[.J11]" office:value-type="float" office:value="4.10843268002617" calcext:value-type="float">
            <text:p>4.10843268002617</text:p>
          </table:table-cell>
          <table:table-cell table:style-name="ce3" table:formula="of:=COM.MICROSOFT.CONFIDENCE.NORM(0.05; SQRT(COM.MICROSOFT.VAR.S(OFFSET([.$E$5]; (ROW()-5)*(10+4); 0; 10; 1))); 10)" office:value-type="float" office:value="124.431187513146" calcext:value-type="float">
            <text:p>124.431187513146</text:p>
          </table:table-cell>
        </table:table-row>
        <table:table-row table:style-name="ro1">
          <table:table-cell office:value-type="string" calcext:value-type="string">
            <text:p>2024-10-25 09:18:5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435" calcext:value-type="float">
            <text:p>4043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8" calcext:value-type="float">
            <text:p>8</text:p>
          </table:table-cell>
          <table:table-cell table:style-name="ce3" table:formula="of:=AVERAGE(OFFSET([.$E$5]; (ROW() - 5) * 14; 0; 10; 1))" office:value-type="float" office:value="9518.427" calcext:value-type="float">
            <text:p>9518.427</text:p>
          </table:table-cell>
          <table:table-cell table:style-name="ce3" table:formula="of:=[.$J$5]/[.J12]" office:value-type="float" office:value="4.20992039966268" calcext:value-type="float">
            <text:p>4.20992039966268</text:p>
          </table:table-cell>
          <table:table-cell table:style-name="ce3" table:formula="of:=COM.MICROSOFT.CONFIDENCE.NORM(0.05; SQRT(COM.MICROSOFT.VAR.S(OFFSET([.$E$5]; (ROW()-5)*(10+4); 0; 10; 1))); 10)" office:value-type="float" office:value="35.3369606620683" calcext:value-type="float">
            <text:p>35.3369606620683</text:p>
          </table:table-cell>
        </table:table-row>
        <table:table-row table:style-name="ro1">
          <table:table-cell office:value-type="string" calcext:value-type="string">
            <text:p>2024-10-25 09:19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489.2" calcext:value-type="float">
            <text:p>39489.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9" calcext:value-type="float">
            <text:p>9</text:p>
          </table:table-cell>
          <table:table-cell table:style-name="ce3" table:formula="of:=AVERAGE(OFFSET([.$E$5]; (ROW() - 5) * 14; 0; 10; 1))" office:value-type="float" office:value="9935.203" calcext:value-type="float">
            <text:p>9935.203</text:p>
          </table:table-cell>
          <table:table-cell table:style-name="ce3" table:formula="of:=[.$J$5]/[.J13]" office:value-type="float" office:value="4.03331668210504" calcext:value-type="float">
            <text:p>4.03331668210504</text:p>
          </table:table-cell>
          <table:table-cell table:style-name="ce3" table:formula="of:=COM.MICROSOFT.CONFIDENCE.NORM(0.05; SQRT(COM.MICROSOFT.VAR.S(OFFSET([.$E$5]; (ROW()-5)*(10+4); 0; 10; 1))); 10)" office:value-type="float" office:value="37.4944929574378" calcext:value-type="float">
            <text:p>37.4944929574378</text:p>
          </table:table-cell>
        </table:table-row>
        <table:table-row table:style-name="ro1">
          <table:table-cell office:value-type="string" calcext:value-type="string">
            <text:p>2024-10-25 09:20:1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703.8" calcext:value-type="float">
            <text:p>39703.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0" calcext:value-type="float">
            <text:p>10</text:p>
          </table:table-cell>
          <table:table-cell table:style-name="ce3" table:formula="of:=AVERAGE(OFFSET([.$E$5]; (ROW() - 5) * 14; 0; 10; 1))" office:value-type="float" office:value="9651.92" calcext:value-type="float">
            <text:p>9651.92</text:p>
          </table:table-cell>
          <table:table-cell table:style-name="ce3" table:formula="of:=[.$J$5]/[.J14]" office:value-type="float" office:value="4.1516941706935" calcext:value-type="float">
            <text:p>4.1516941706935</text:p>
          </table:table-cell>
          <table:table-cell table:style-name="ce3" table:formula="of:=COM.MICROSOFT.CONFIDENCE.NORM(0.05; SQRT(COM.MICROSOFT.VAR.S(OFFSET([.$E$5]; (ROW()-5)*(10+4); 0; 10; 1))); 10)" office:value-type="float" office:value="26.6839057359082" calcext:value-type="float">
            <text:p>26.683905735908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11" calcext:value-type="float">
            <text:p>11</text:p>
          </table:table-cell>
          <table:table-cell table:style-name="ce3" table:formula="of:=AVERAGE(OFFSET([.$E$5]; (ROW() - 5) * 14; 0; 10; 1))" office:value-type="float" office:value="9506.004" calcext:value-type="float">
            <text:p>9506.004</text:p>
          </table:table-cell>
          <table:table-cell table:style-name="ce3" table:formula="of:=[.$J$5]/[.J15]" office:value-type="float" office:value="4.21542216897868" calcext:value-type="float">
            <text:p>4.21542216897868</text:p>
          </table:table-cell>
          <table:table-cell table:style-name="ce3" table:formula="of:=COM.MICROSOFT.CONFIDENCE.NORM(0.05; SQRT(COM.MICROSOFT.VAR.S(OFFSET([.$E$5]; (ROW()-5)*(10+4); 0; 10; 1))); 10)" office:value-type="float" office:value="46.7875485278086" calcext:value-type="float">
            <text:p>46.787548527808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12" calcext:value-type="float">
            <text:p>12</text:p>
          </table:table-cell>
          <table:table-cell table:style-name="ce3" table:formula="of:=AVERAGE(OFFSET([.$E$5]; (ROW() - 5) * 14; 0; 10; 1))" office:value-type="float" office:value="9354.705" calcext:value-type="float">
            <text:p>9354.705</text:p>
          </table:table-cell>
          <table:table-cell table:style-name="ce3" table:formula="of:=[.$J$5]/[.J16]" office:value-type="float" office:value="4.28360060525693" calcext:value-type="float">
            <text:p>4.28360060525693</text:p>
          </table:table-cell>
          <table:table-cell table:style-name="ce3" table:formula="of:=COM.MICROSOFT.CONFIDENCE.NORM(0.05; SQRT(COM.MICROSOFT.VAR.S(OFFSET([.$E$5]; (ROW()-5)*(10+4); 0; 10; 1))); 10)" office:value-type="float" office:value="23.1434241176542" calcext:value-type="float">
            <text:p>23.1434241176542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14; 0)" office:value-type="float" office:value="13" calcext:value-type="float">
            <text:p>13</text:p>
          </table:table-cell>
          <table:table-cell table:style-name="ce3" table:formula="of:=AVERAGE(OFFSET([.$E$5]; (ROW() - 5) * 14; 0; 10; 1))" office:value-type="float" office:value="9326.579" calcext:value-type="float">
            <text:p>9326.579</text:p>
          </table:table-cell>
          <table:table-cell table:style-name="ce3" table:formula="of:=[.$J$5]/[.J17]" office:value-type="float" office:value="4.29651858414538" calcext:value-type="float">
            <text:p>4.29651858414538</text:p>
          </table:table-cell>
          <table:table-cell table:style-name="ce3" table:formula="of:=COM.MICROSOFT.CONFIDENCE.NORM(0.05; SQRT(COM.MICROSOFT.VAR.S(OFFSET([.$E$5]; (ROW()-5)*(10+4); 0; 10; 1))); 10)" office:value-type="float" office:value="36.9432385607129" calcext:value-type="float">
            <text:p>36.9432385607129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3" table:formula="of:=OFFSET([.$B$3]; (ROW() - 5) * 14; 0)" office:value-type="float" office:value="14" calcext:value-type="float">
            <text:p>14</text:p>
          </table:table-cell>
          <table:table-cell table:style-name="ce3" table:formula="of:=AVERAGE(OFFSET([.$E$5]; (ROW() - 5) * 14; 0; 10; 1))" office:value-type="float" office:value="9276.709" calcext:value-type="float">
            <text:p>9276.709</text:p>
          </table:table-cell>
          <table:table-cell table:style-name="ce3" table:formula="of:=[.$J$5]/[.J18]" office:value-type="float" office:value="4.31961593276236" calcext:value-type="float">
            <text:p>4.31961593276236</text:p>
          </table:table-cell>
          <table:table-cell table:style-name="ce3" table:formula="of:=COM.MICROSOFT.CONFIDENCE.NORM(0.05; SQRT(COM.MICROSOFT.VAR.S(OFFSET([.$E$5]; (ROW()-5)*(10+4); 0; 10; 1))); 10)" office:value-type="float" office:value="61.6360349320081" calcext:value-type="float">
            <text:p>61.6360349320081</text:p>
          </table:table-cell>
        </table:table-row>
        <table:table-row table:style-name="ro1">
          <table:table-cell office:value-type="string" calcext:value-type="string">
            <text:p>2024-10-25 09:20:41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68.4" calcext:value-type="float">
            <text:p>21468.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5" calcext:value-type="float">
            <text:p>15</text:p>
          </table:table-cell>
          <table:table-cell table:style-name="ce3" table:formula="of:=AVERAGE(OFFSET([.$E$5]; (ROW() - 5) * 14; 0; 10; 1))" office:value-type="float" office:value="9276.241" calcext:value-type="float">
            <text:p>9276.241</text:p>
          </table:table-cell>
          <table:table-cell table:style-name="ce3" table:formula="of:=[.$J$5]/[.J19]" office:value-type="float" office:value="4.31983386373856" calcext:value-type="float">
            <text:p>4.31983386373856</text:p>
          </table:table-cell>
          <table:table-cell table:style-name="ce3" table:formula="of:=COM.MICROSOFT.CONFIDENCE.NORM(0.05; SQRT(COM.MICROSOFT.VAR.S(OFFSET([.$E$5]; (ROW()-5)*(10+4); 0; 10; 1))); 10)" office:value-type="float" office:value="38.4878685912904" calcext:value-type="float">
            <text:p>38.4878685912904</text:p>
          </table:table-cell>
        </table:table-row>
        <table:table-row table:style-name="ro1">
          <table:table-cell office:value-type="string" calcext:value-type="string">
            <text:p>2024-10-25 09:21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84.7" calcext:value-type="float">
            <text:p>21584.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6" calcext:value-type="float">
            <text:p>16</text:p>
          </table:table-cell>
          <table:table-cell table:style-name="ce3" table:formula="of:=AVERAGE(OFFSET([.$E$5]; (ROW() - 5) * 14; 0; 10; 1))" office:value-type="float" office:value="9340.638" calcext:value-type="float">
            <text:p>9340.638</text:p>
          </table:table-cell>
          <table:table-cell table:style-name="ce3" table:formula="of:=[.$J$5]/[.J20]" office:value-type="float" office:value="4.29005170738872" calcext:value-type="float">
            <text:p>4.29005170738872</text:p>
          </table:table-cell>
          <table:table-cell table:style-name="ce3" table:formula="of:=COM.MICROSOFT.CONFIDENCE.NORM(0.05; SQRT(COM.MICROSOFT.VAR.S(OFFSET([.$E$5]; (ROW()-5)*(10+4); 0; 10; 1))); 10)" office:value-type="float" office:value="22.654712434667" calcext:value-type="float">
            <text:p>22.654712434667</text:p>
          </table:table-cell>
        </table:table-row>
        <table:table-row table:style-name="ro1">
          <table:table-cell office:value-type="string" calcext:value-type="string">
            <text:p>2024-10-25 09:21: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033.3" calcext:value-type="float">
            <text:p>21033.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7" calcext:value-type="float">
            <text:p>17</text:p>
          </table:table-cell>
          <table:table-cell table:style-name="ce3" table:formula="of:=AVERAGE(OFFSET([.$E$5]; (ROW() - 5) * 14; 0; 10; 1))" office:value-type="float" office:value="10019.25" calcext:value-type="float">
            <text:p>10019.25</text:p>
          </table:table-cell>
          <table:table-cell table:style-name="ce3" table:formula="of:=[.$J$5]/[.J21]" office:value-type="float" office:value="3.99948299523417" calcext:value-type="float">
            <text:p>3.99948299523417</text:p>
          </table:table-cell>
          <table:table-cell table:style-name="ce3" table:formula="of:=COM.MICROSOFT.CONFIDENCE.NORM(0.05; SQRT(COM.MICROSOFT.VAR.S(OFFSET([.$E$5]; (ROW()-5)*(10+4); 0; 10; 1))); 10)" office:value-type="float" office:value="9.44071925223789" calcext:value-type="float">
            <text:p>9.44071925223789</text:p>
          </table:table-cell>
        </table:table-row>
        <table:table-row table:style-name="ro1">
          <table:table-cell office:value-type="string" calcext:value-type="string">
            <text:p>2024-10-25 09:21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385.6" calcext:value-type="float">
            <text:p>21385.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8" calcext:value-type="float">
            <text:p>18</text:p>
          </table:table-cell>
          <table:table-cell table:style-name="ce3" table:formula="of:=AVERAGE(OFFSET([.$E$5]; (ROW() - 5) * 14; 0; 10; 1))" office:value-type="float" office:value="9978.862" calcext:value-type="float">
            <text:p>9978.862</text:p>
          </table:table-cell>
          <table:table-cell table:style-name="ce3" table:formula="of:=[.$J$5]/[.J22]" office:value-type="float" office:value="4.01567032393073" calcext:value-type="float">
            <text:p>4.01567032393073</text:p>
          </table:table-cell>
          <table:table-cell table:style-name="ce3" table:formula="of:=COM.MICROSOFT.CONFIDENCE.NORM(0.05; SQRT(COM.MICROSOFT.VAR.S(OFFSET([.$E$5]; (ROW()-5)*(10+4); 0; 10; 1))); 10)" office:value-type="float" office:value="6.71671062785911" calcext:value-type="float">
            <text:p>6.71671062785911</text:p>
          </table:table-cell>
        </table:table-row>
        <table:table-row table:style-name="ro1">
          <table:table-cell office:value-type="string" calcext:value-type="string">
            <text:p>2024-10-25 09:22:0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150.4" calcext:value-type="float">
            <text:p>21150.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9" calcext:value-type="float">
            <text:p>19</text:p>
          </table:table-cell>
          <table:table-cell table:style-name="ce3" table:formula="of:=AVERAGE(OFFSET([.$E$5]; (ROW() - 5) * 14; 0; 10; 1))" office:value-type="float" office:value="9793.373" calcext:value-type="float">
            <text:p>9793.373</text:p>
          </table:table-cell>
          <table:table-cell table:style-name="ce3" table:formula="of:=[.$J$5]/[.J23]" office:value-type="float" office:value="4.09172815127127" calcext:value-type="float">
            <text:p>4.09172815127127</text:p>
          </table:table-cell>
          <table:table-cell table:style-name="ce3" table:formula="of:=COM.MICROSOFT.CONFIDENCE.NORM(0.05; SQRT(COM.MICROSOFT.VAR.S(OFFSET([.$E$5]; (ROW()-5)*(10+4); 0; 10; 1))); 10)" office:value-type="float" office:value="13.4435315900803" calcext:value-type="float">
            <text:p>13.4435315900803</text:p>
          </table:table-cell>
        </table:table-row>
        <table:table-row table:style-name="ro1">
          <table:table-cell office:value-type="string" calcext:value-type="string">
            <text:p>2024-10-25 09:22:3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491" calcext:value-type="float">
            <text:p>2149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0" calcext:value-type="float">
            <text:p>20</text:p>
          </table:table-cell>
          <table:table-cell table:style-name="ce3" table:formula="of:=AVERAGE(OFFSET([.$E$5]; (ROW() - 5) * 14; 0; 10; 1))" office:value-type="float" office:value="9563.204" calcext:value-type="float">
            <text:p>9563.204</text:p>
          </table:table-cell>
          <table:table-cell table:style-name="ce3" table:formula="of:=[.$J$5]/[.J24]" office:value-type="float" office:value="4.19020863718896" calcext:value-type="float">
            <text:p>4.19020863718896</text:p>
          </table:table-cell>
          <table:table-cell table:style-name="ce3" table:formula="of:=COM.MICROSOFT.CONFIDENCE.NORM(0.05; SQRT(COM.MICROSOFT.VAR.S(OFFSET([.$E$5]; (ROW()-5)*(10+4); 0; 10; 1))); 10)" office:value-type="float" office:value="13.9385416216382" calcext:value-type="float">
            <text:p>13.9385416216382</text:p>
          </table:table-cell>
        </table:table-row>
        <table:table-row table:style-name="ro1">
          <table:table-cell office:value-type="string" calcext:value-type="string">
            <text:p>2024-10-25 09:22:5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294" calcext:value-type="float">
            <text:p>2129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1" calcext:value-type="float">
            <text:p>21</text:p>
          </table:table-cell>
          <table:table-cell table:style-name="ce3" table:formula="of:=AVERAGE(OFFSET([.$E$5]; (ROW() - 5) * 14; 0; 10; 1))" office:value-type="float" office:value="9456.218" calcext:value-type="float">
            <text:p>9456.218</text:p>
          </table:table-cell>
          <table:table-cell table:style-name="ce3" table:formula="of:=[.$J$5]/[.J25]" office:value-type="float" office:value="4.23761592636718" calcext:value-type="float">
            <text:p>4.23761592636718</text:p>
          </table:table-cell>
          <table:table-cell table:style-name="ce3" table:formula="of:=COM.MICROSOFT.CONFIDENCE.NORM(0.05; SQRT(COM.MICROSOFT.VAR.S(OFFSET([.$E$5]; (ROW()-5)*(10+4); 0; 10; 1))); 10)" office:value-type="float" office:value="10.7665986389189" calcext:value-type="float">
            <text:p>10.7665986389189</text:p>
          </table:table-cell>
        </table:table-row>
        <table:table-row table:style-name="ro1">
          <table:table-cell office:value-type="string" calcext:value-type="string">
            <text:p>2024-10-25 09:23:1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494.9" calcext:value-type="float">
            <text:p>21494.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2" calcext:value-type="float">
            <text:p>22</text:p>
          </table:table-cell>
          <table:table-cell table:style-name="ce3" table:formula="of:=AVERAGE(OFFSET([.$E$5]; (ROW() - 5) * 14; 0; 10; 1))" office:value-type="float" office:value="9437.011" calcext:value-type="float">
            <text:p>9437.011</text:p>
          </table:table-cell>
          <table:table-cell table:style-name="ce3" table:formula="of:=[.$J$5]/[.J26]" office:value-type="float" office:value="4.24624067938461" calcext:value-type="float">
            <text:p>4.24624067938461</text:p>
          </table:table-cell>
          <table:table-cell table:style-name="ce3" table:formula="of:=COM.MICROSOFT.CONFIDENCE.NORM(0.05; SQRT(COM.MICROSOFT.VAR.S(OFFSET([.$E$5]; (ROW()-5)*(10+4); 0; 10; 1))); 10)" office:value-type="float" office:value="10.1912140125969" calcext:value-type="float">
            <text:p>10.1912140125969</text:p>
          </table:table-cell>
        </table:table-row>
        <table:table-row table:style-name="ro1">
          <table:table-cell office:value-type="string" calcext:value-type="string">
            <text:p>2024-10-25 09:23:3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543.7" calcext:value-type="float">
            <text:p>21543.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3" calcext:value-type="float">
            <text:p>23</text:p>
          </table:table-cell>
          <table:table-cell table:style-name="ce3" table:formula="of:=AVERAGE(OFFSET([.$E$5]; (ROW() - 5) * 14; 0; 10; 1))" office:value-type="float" office:value="9441.107" calcext:value-type="float">
            <text:p>9441.107</text:p>
          </table:table-cell>
          <table:table-cell table:style-name="ce3" table:formula="of:=[.$J$5]/[.J27]" office:value-type="float" office:value="4.24439845878243" calcext:value-type="float">
            <text:p>4.24439845878243</text:p>
          </table:table-cell>
          <table:table-cell table:style-name="ce3" table:formula="of:=COM.MICROSOFT.CONFIDENCE.NORM(0.05; SQRT(COM.MICROSOFT.VAR.S(OFFSET([.$E$5]; (ROW()-5)*(10+4); 0; 10; 1))); 10)" office:value-type="float" office:value="10.63150263059" calcext:value-type="float">
            <text:p>10.63150263059</text:p>
          </table:table-cell>
        </table:table-row>
        <table:table-row table:style-name="ro1">
          <table:table-cell office:value-type="string" calcext:value-type="string">
            <text:p>2024-10-25 09:23:5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88.3" calcext:value-type="float">
            <text:p>20788.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4" calcext:value-type="float">
            <text:p>24</text:p>
          </table:table-cell>
          <table:table-cell table:style-name="ce3" table:formula="of:=AVERAGE(OFFSET([.$E$5]; (ROW() - 5) * 14; 0; 10; 1))" office:value-type="float" office:value="9445.834" calcext:value-type="float">
            <text:p>9445.834</text:p>
          </table:table-cell>
          <table:table-cell table:style-name="ce3" table:formula="of:=[.$J$5]/[.J28]" office:value-type="float" office:value="4.24227442489462" calcext:value-type="float">
            <text:p>4.24227442489462</text:p>
          </table:table-cell>
          <table:table-cell table:style-name="ce3" table:formula="of:=COM.MICROSOFT.CONFIDENCE.NORM(0.05; SQRT(COM.MICROSOFT.VAR.S(OFFSET([.$E$5]; (ROW()-5)*(10+4); 0; 10; 1))); 10)" office:value-type="float" office:value="13.894489348239" calcext:value-type="float">
            <text:p>13.89448934823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25" calcext:value-type="float">
            <text:p>25</text:p>
          </table:table-cell>
          <table:table-cell table:style-name="ce3" table:formula="of:=AVERAGE(OFFSET([.$E$5]; (ROW() - 5) * 14; 0; 10; 1))" office:value-type="float" office:value="9462.267" calcext:value-type="float">
            <text:p>9462.267</text:p>
          </table:table-cell>
          <table:table-cell table:style-name="ce3" table:formula="of:=[.$J$5]/[.J29]" office:value-type="float" office:value="4.23490692029722" calcext:value-type="float">
            <text:p>4.23490692029722</text:p>
          </table:table-cell>
          <table:table-cell table:style-name="ce3" table:formula="of:=COM.MICROSOFT.CONFIDENCE.NORM(0.05; SQRT(COM.MICROSOFT.VAR.S(OFFSET([.$E$5]; (ROW()-5)*(10+4); 0; 10; 1))); 10)" office:value-type="float" office:value="17.6323474729627" calcext:value-type="float">
            <text:p>17.632347472962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26" calcext:value-type="float">
            <text:p>26</text:p>
          </table:table-cell>
          <table:table-cell table:style-name="ce3" table:formula="of:=AVERAGE(OFFSET([.$E$5]; (ROW() - 5) * 14; 0; 10; 1))" office:value-type="float" office:value="9447.268" calcext:value-type="float">
            <text:p>9447.268</text:p>
          </table:table-cell>
          <table:table-cell table:style-name="ce3" table:formula="of:=[.$J$5]/[.J30]" office:value-type="float" office:value="4.24163049042326" calcext:value-type="float">
            <text:p>4.24163049042326</text:p>
          </table:table-cell>
          <table:table-cell table:style-name="ce3" table:formula="of:=COM.MICROSOFT.CONFIDENCE.NORM(0.05; SQRT(COM.MICROSOFT.VAR.S(OFFSET([.$E$5]; (ROW()-5)*(10+4); 0; 10; 1))); 10)" office:value-type="float" office:value="18.2749825029365" calcext:value-type="float">
            <text:p>18.2749825029365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14; 0)" office:value-type="float" office:value="27" calcext:value-type="float">
            <text:p>27</text:p>
          </table:table-cell>
          <table:table-cell table:style-name="ce3" table:formula="of:=AVERAGE(OFFSET([.$E$5]; (ROW() - 5) * 14; 0; 10; 1))" office:value-type="float" office:value="9421.021" calcext:value-type="float">
            <text:p>9421.021</text:p>
          </table:table-cell>
          <table:table-cell table:style-name="ce3" table:formula="of:=[.$J$5]/[.J31]" office:value-type="float" office:value="4.25344768895006" calcext:value-type="float">
            <text:p>4.25344768895006</text:p>
          </table:table-cell>
          <table:table-cell table:style-name="ce3" table:formula="of:=COM.MICROSOFT.CONFIDENCE.NORM(0.05; SQRT(COM.MICROSOFT.VAR.S(OFFSET([.$E$5]; (ROW()-5)*(10+4); 0; 10; 1))); 10)" office:value-type="float" office:value="19.3975928910707" calcext:value-type="float">
            <text:p>19.3975928910707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3" table:formula="of:=OFFSET([.$B$3]; (ROW() - 5) * 14; 0)" office:value-type="float" office:value="28" calcext:value-type="float">
            <text:p>28</text:p>
          </table:table-cell>
          <table:table-cell table:style-name="ce3" table:formula="of:=AVERAGE(OFFSET([.$E$5]; (ROW() - 5) * 14; 0; 10; 1))" office:value-type="float" office:value="9383.756" calcext:value-type="float">
            <text:p>9383.756</text:p>
          </table:table-cell>
          <table:table-cell table:style-name="ce3" table:formula="of:=[.$J$5]/[.J32]" office:value-type="float" office:value="4.27033908383807" calcext:value-type="float">
            <text:p>4.27033908383807</text:p>
          </table:table-cell>
          <table:table-cell table:style-name="ce3" table:formula="of:=COM.MICROSOFT.CONFIDENCE.NORM(0.05; SQRT(COM.MICROSOFT.VAR.S(OFFSET([.$E$5]; (ROW()-5)*(10+4); 0; 10; 1))); 10)" office:value-type="float" office:value="15.3322420868877" calcext:value-type="float">
            <text:p>15.3322420868877</text:p>
          </table:table-cell>
        </table:table-row>
        <table:table-row table:style-name="ro1">
          <table:table-cell office:value-type="string" calcext:value-type="string">
            <text:p>2024-10-25 09:24:15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4" calcext:value-type="float">
            <text:p>1515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9" calcext:value-type="float">
            <text:p>29</text:p>
          </table:table-cell>
          <table:table-cell table:style-name="ce3" table:formula="of:=AVERAGE(OFFSET([.$E$5]; (ROW() - 5) * 14; 0; 10; 1))" office:value-type="float" office:value="9341.782" calcext:value-type="float">
            <text:p>9341.782</text:p>
          </table:table-cell>
          <table:table-cell table:style-name="ce3" table:formula="of:=[.$J$5]/[.J33]" office:value-type="float" office:value="4.28952634518767" calcext:value-type="float">
            <text:p>4.28952634518767</text:p>
          </table:table-cell>
          <table:table-cell table:style-name="ce3" table:formula="of:=COM.MICROSOFT.CONFIDENCE.NORM(0.05; SQRT(COM.MICROSOFT.VAR.S(OFFSET([.$E$5]; (ROW()-5)*(10+4); 0; 10; 1))); 10)" office:value-type="float" office:value="17.5109950444412" calcext:value-type="float">
            <text:p>17.5109950444412</text:p>
          </table:table-cell>
        </table:table-row>
        <table:table-row table:style-name="ro1">
          <table:table-cell office:value-type="string" calcext:value-type="string">
            <text:p>2024-10-25 09:24:3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28.8" calcext:value-type="float">
            <text:p>15128.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0" calcext:value-type="float">
            <text:p>30</text:p>
          </table:table-cell>
          <table:table-cell table:style-name="ce3" table:formula="of:=AVERAGE(OFFSET([.$E$5]; (ROW() - 5) * 14; 0; 10; 1))" office:value-type="float" office:value="9344.784" calcext:value-type="float">
            <text:p>9344.784</text:p>
          </table:table-cell>
          <table:table-cell table:style-name="ce3" table:formula="of:=[.$J$5]/[.J34]" office:value-type="float" office:value="4.28814834029337" calcext:value-type="float">
            <text:p>4.28814834029337</text:p>
          </table:table-cell>
          <table:table-cell table:style-name="ce3" table:formula="of:=COM.MICROSOFT.CONFIDENCE.NORM(0.05; SQRT(COM.MICROSOFT.VAR.S(OFFSET([.$E$5]; (ROW()-5)*(10+4); 0; 10; 1))); 10)" office:value-type="float" office:value="20.4201465110431" calcext:value-type="float">
            <text:p>20.4201465110431</text:p>
          </table:table-cell>
        </table:table-row>
        <table:table-row table:style-name="ro1">
          <table:table-cell office:value-type="string" calcext:value-type="string">
            <text:p>2024-10-25 09:24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817.5" calcext:value-type="float">
            <text:p>14817.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1" calcext:value-type="float">
            <text:p>31</text:p>
          </table:table-cell>
          <table:table-cell table:style-name="ce3" table:formula="of:=AVERAGE(OFFSET([.$E$5]; (ROW() - 5) * 14; 0; 10; 1))" office:value-type="float" office:value="9375.255" calcext:value-type="float">
            <text:p>9375.255</text:p>
          </table:table-cell>
          <table:table-cell table:style-name="ce3" table:formula="of:=[.$J$5]/[.J35]" office:value-type="float" office:value="4.27421120812181" calcext:value-type="float">
            <text:p>4.27421120812181</text:p>
          </table:table-cell>
          <table:table-cell table:style-name="ce3" table:formula="of:=COM.MICROSOFT.CONFIDENCE.NORM(0.05; SQRT(COM.MICROSOFT.VAR.S(OFFSET([.$E$5]; (ROW()-5)*(10+4); 0; 10; 1))); 10)" office:value-type="float" office:value="38.9117974924737" calcext:value-type="float">
            <text:p>38.9117974924737</text:p>
          </table:table-cell>
        </table:table-row>
        <table:table-row table:style-name="ro1">
          <table:table-cell office:value-type="string" calcext:value-type="string">
            <text:p>2024-10-25 09:25:0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79.3" calcext:value-type="float">
            <text:p>15079.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2" calcext:value-type="float">
            <text:p>32</text:p>
          </table:table-cell>
          <table:table-cell table:style-name="ce3" table:formula="of:=AVERAGE(OFFSET([.$E$5]; (ROW() - 5) * 14; 0; 10; 1))" office:value-type="float" office:value="9369.078" calcext:value-type="float">
            <text:p>9369.078</text:p>
          </table:table-cell>
          <table:table-cell table:style-name="ce3" table:formula="of:=[.$J$5]/[.J36]" office:value-type="float" office:value="4.27702918045938" calcext:value-type="float">
            <text:p>4.27702918045938</text:p>
          </table:table-cell>
          <table:table-cell table:style-name="ce3" table:formula="of:=COM.MICROSOFT.CONFIDENCE.NORM(0.05; SQRT(COM.MICROSOFT.VAR.S(OFFSET([.$E$5]; (ROW()-5)*(10+4); 0; 10; 1))); 10)" office:value-type="float" office:value="43.1340107462183" calcext:value-type="float">
            <text:p>43.1340107462183</text:p>
          </table:table-cell>
        </table:table-row>
        <table:table-row table:style-name="ro1">
          <table:table-cell office:value-type="string" calcext:value-type="string">
            <text:p>2024-10-25 09:25:1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208.1" calcext:value-type="float">
            <text:p>15208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5:3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172.3" calcext:value-type="float">
            <text:p>15172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5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196.7" calcext:value-type="float">
            <text:p>15196.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6:0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89.1" calcext:value-type="float">
            <text:p>15089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6:2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211.6" calcext:value-type="float">
            <text:p>15211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6:3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167.5" calcext:value-type="float">
            <text:p>15167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6:51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3.6" calcext:value-type="float">
            <text:p>12213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7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87.9" calcext:value-type="float">
            <text:p>12387.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7:1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17.2" calcext:value-type="float">
            <text:p>12417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7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08" calcext:value-type="float">
            <text:p>124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7:4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08.2" calcext:value-type="float">
            <text:p>12408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7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61.2" calcext:value-type="float">
            <text:p>12361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8:0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79.4" calcext:value-type="float">
            <text:p>12379.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8:2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10.3" calcext:value-type="float">
            <text:p>12210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8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469.9" calcext:value-type="float">
            <text:p>12469.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8:4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28.2" calcext:value-type="float">
            <text:p>12228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9:0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64.5" calcext:value-type="float">
            <text:p>10764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9:1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9:2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88.7" calcext:value-type="float">
            <text:p>10788.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9:3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23.4" calcext:value-type="float">
            <text:p>10923.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9:4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49.4" calcext:value-type="float">
            <text:p>11149.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29:5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73.8" calcext:value-type="float">
            <text:p>10573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0:0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611.7" calcext:value-type="float">
            <text:p>10611.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0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708.7" calcext:value-type="float">
            <text:p>10708.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0:3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583.6" calcext:value-type="float">
            <text:p>10583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0:4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601.3" calcext:value-type="float">
            <text:p>10601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0:54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6.01" calcext:value-type="float">
            <text:p>9926.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1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3.89" calcext:value-type="float">
            <text:p>9953.8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1:1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70.26" calcext:value-type="float">
            <text:p>9970.2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1:2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44.2" calcext:value-type="float">
            <text:p>10044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1:3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54.4" calcext:value-type="float">
            <text:p>9954.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1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80.62" calcext:value-type="float">
            <text:p>9980.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1:5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75.88" calcext:value-type="float">
            <text:p>9975.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2:0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47.15" calcext:value-type="float">
            <text:p>9947.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2:1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62.91" calcext:value-type="float">
            <text:p>9962.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2:2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38.3" calcext:value-type="float">
            <text:p>10038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2:4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7.06" calcext:value-type="float">
            <text:p>9797.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2:5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67.96" calcext:value-type="float">
            <text:p>9567.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3:0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2.83" calcext:value-type="float">
            <text:p>9472.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3:1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72.41" calcext:value-type="float">
            <text:p>9572.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3:2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14.21" calcext:value-type="float">
            <text:p>9514.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3: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26.1" calcext:value-type="float">
            <text:p>10026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3:4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81.93" calcext:value-type="float">
            <text:p>9881.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3:5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32.39" calcext:value-type="float">
            <text:p>9932.3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4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89.45" calcext:value-type="float">
            <text:p>9889.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4:1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81.2" calcext:value-type="float">
            <text:p>9881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4:25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0.33" calcext:value-type="float">
            <text:p>9380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4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72.1" calcext:value-type="float">
            <text:p>9572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4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83.41" calcext:value-type="float">
            <text:p>9483.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4:5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06.09" calcext:value-type="float">
            <text:p>9506.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5:0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05.8" calcext:value-type="float">
            <text:p>9505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5:1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25.71" calcext:value-type="float">
            <text:p>9525.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5:2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63.73" calcext:value-type="float">
            <text:p>9563.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5:3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72.8" calcext:value-type="float">
            <text:p>9572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5:4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35.93" calcext:value-type="float">
            <text:p>9535.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5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38.37" calcext:value-type="float">
            <text:p>9538.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6:07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82" calcext:value-type="float">
            <text:p>9971.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6:1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43.19" calcext:value-type="float">
            <text:p>9943.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6:2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83.51" calcext:value-type="float">
            <text:p>9983.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6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72.57" calcext:value-type="float">
            <text:p>9972.5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6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28.18" calcext:value-type="float">
            <text:p>9828.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7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42.12" calcext:value-type="float">
            <text:p>9942.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7:1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73.53" calcext:value-type="float">
            <text:p>9973.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7:2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0.46" calcext:value-type="float">
            <text:p>9960.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7: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58.32" calcext:value-type="float">
            <text:p>9958.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7:4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18.33" calcext:value-type="float">
            <text:p>9818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7:54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8.6" calcext:value-type="float">
            <text:p>9648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8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46.05" calcext:value-type="float">
            <text:p>9546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8:1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84.71" calcext:value-type="float">
            <text:p>9684.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8: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46.46" calcext:value-type="float">
            <text:p>9646.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8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52.7" calcext:value-type="float">
            <text:p>9652.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8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3.73" calcext:value-type="float">
            <text:p>9673.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8:5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3.59" calcext:value-type="float">
            <text:p>9663.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9:0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680.74" calcext:value-type="float">
            <text:p>9680.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9:1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698.31" calcext:value-type="float">
            <text:p>9698.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9:2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624.31" calcext:value-type="float">
            <text:p>9624.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9:37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6.58" calcext:value-type="float">
            <text:p>9446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9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84.48" calcext:value-type="float">
            <text:p>9684.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39:5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49.72" calcext:value-type="float">
            <text:p>9449.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0:0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1.5" calcext:value-type="float">
            <text:p>9491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0:1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11.77" calcext:value-type="float">
            <text:p>9511.7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0: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88.55" calcext:value-type="float">
            <text:p>9488.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0:3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70.74" calcext:value-type="float">
            <text:p>9470.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0:4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31.76" calcext:value-type="float">
            <text:p>9431.7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0:5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05.25" calcext:value-type="float">
            <text:p>9505.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1:0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79.69" calcext:value-type="float">
            <text:p>9579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1:19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9.33" calcext:value-type="float">
            <text:p>9339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1:2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39.37" calcext:value-type="float">
            <text:p>9339.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1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49.6" calcext:value-type="float">
            <text:p>9349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1:4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52.37" calcext:value-type="float">
            <text:p>9452.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1:5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41.74" calcext:value-type="float">
            <text:p>9341.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2:0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35.35" calcext:value-type="float">
            <text:p>9335.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2:1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12.58" calcext:value-type="float">
            <text:p>9312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2:2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49.44" calcext:value-type="float">
            <text:p>9349.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2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61.6" calcext:value-type="float">
            <text:p>9361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2:4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65.67" calcext:value-type="float">
            <text:p>9365.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3:0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1.74" calcext:value-type="float">
            <text:p>9261.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3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82.76" calcext:value-type="float">
            <text:p>9282.7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3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34.94" calcext:value-type="float">
            <text:p>9334.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3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9.21" calcext:value-type="float">
            <text:p>9409.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3:4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85.35" calcext:value-type="float">
            <text:p>9285.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3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80.99" calcext:value-type="float">
            <text:p>9380.9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4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81.68" calcext:value-type="float">
            <text:p>9281.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4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99.98" calcext:value-type="float">
            <text:p>9299.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4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30.46" calcext:value-type="float">
            <text:p>9430.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4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298.68" calcext:value-type="float">
            <text:p>9298.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4:4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6.25" calcext:value-type="float">
            <text:p>9216.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4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30.67" calcext:value-type="float">
            <text:p>9230.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5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47.69" calcext:value-type="float">
            <text:p>9247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5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46.25" calcext:value-type="float">
            <text:p>9246.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5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75.5" calcext:value-type="float">
            <text:p>9175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5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60.1" calcext:value-type="float">
            <text:p>9260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5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08.54" calcext:value-type="float">
            <text:p>9208.5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5:4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65.02" calcext:value-type="float">
            <text:p>9265.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6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54.27" calcext:value-type="float">
            <text:p>9454.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6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62.8" calcext:value-type="float">
            <text:p>9462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6:2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5.93" calcext:value-type="float">
            <text:p>9185.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6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39.07" calcext:value-type="float">
            <text:p>9239.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6:4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1.36" calcext:value-type="float">
            <text:p>9251.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6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49.71" calcext:value-type="float">
            <text:p>9249.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7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83.13" calcext:value-type="float">
            <text:p>9283.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7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06.06" calcext:value-type="float">
            <text:p>9306.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7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41.91" calcext:value-type="float">
            <text:p>9241.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7:2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68.97" calcext:value-type="float">
            <text:p>9268.9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7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19.21" calcext:value-type="float">
            <text:p>9319.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7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17.06" calcext:value-type="float">
            <text:p>9417.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8:0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0.94" calcext:value-type="float">
            <text:p>9330.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8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41.8" calcext:value-type="float">
            <text:p>9341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8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23.04" calcext:value-type="float">
            <text:p>9323.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8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11.09" calcext:value-type="float">
            <text:p>9311.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8:4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32.73" calcext:value-type="float">
            <text:p>9332.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8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33.69" calcext:value-type="float">
            <text:p>9333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9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40.33" calcext:value-type="float">
            <text:p>9440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9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36.53" calcext:value-type="float">
            <text:p>9336.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9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14.58" calcext:value-type="float">
            <text:p>9314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9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41.65" calcext:value-type="float">
            <text:p>9341.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9:41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8.3" calcext:value-type="float">
            <text:p>10038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49:5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31.6" calcext:value-type="float">
            <text:p>10031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0:0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0:1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5.2" calcext:value-type="float">
            <text:p>10005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0: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12.2" calcext:value-type="float">
            <text:p>10012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0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1.9" calcext:value-type="float">
            <text:p>10001.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0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30.1" calcext:value-type="float">
            <text:p>10030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0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42.4" calcext:value-type="float">
            <text:p>10042.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1:0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14.8" calcext:value-type="float">
            <text:p>10014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1:1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1:29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9.38" calcext:value-type="float">
            <text:p>9959.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1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4.42" calcext:value-type="float">
            <text:p>9974.4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1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73.44" calcext:value-type="float">
            <text:p>9973.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2:0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84.47" calcext:value-type="float">
            <text:p>9984.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2:1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75.73" calcext:value-type="float">
            <text:p>9975.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2:2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82.49" calcext:value-type="float">
            <text:p>9982.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2:3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91.59" calcext:value-type="float">
            <text:p>9991.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2:4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7.58" calcext:value-type="float">
            <text:p>9967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2:5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84.91" calcext:value-type="float">
            <text:p>9984.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3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4.61" calcext:value-type="float">
            <text:p>9994.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3:15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2.51" calcext:value-type="float">
            <text:p>9762.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3:2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01.25" calcext:value-type="float">
            <text:p>9801.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3:3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99.01" calcext:value-type="float">
            <text:p>9799.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3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83.79" calcext:value-type="float">
            <text:p>9783.7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3:5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65.83" calcext:value-type="float">
            <text:p>9765.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4:0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76.29" calcext:value-type="float">
            <text:p>9776.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4:1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30.5" calcext:value-type="float">
            <text:p>9830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4:2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91.44" calcext:value-type="float">
            <text:p>9791.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4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12.62" calcext:value-type="float">
            <text:p>9812.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4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10.49" calcext:value-type="float">
            <text:p>9810.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5:00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5.61" calcext:value-type="float">
            <text:p>9555.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5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21.49" calcext:value-type="float">
            <text:p>9521.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5:2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50.27" calcext:value-type="float">
            <text:p>9550.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5:3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50.6" calcext:value-type="float">
            <text:p>9550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5:4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85.05" calcext:value-type="float">
            <text:p>9585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5:5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95.78" calcext:value-type="float">
            <text:p>9595.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6:0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78.89" calcext:value-type="float">
            <text:p>9578.8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6: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46.33" calcext:value-type="float">
            <text:p>9546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6:2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81.92" calcext:value-type="float">
            <text:p>9581.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6: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66.1" calcext:value-type="float">
            <text:p>9566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6:43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1.85" calcext:value-type="float">
            <text:p>9441.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6:5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52.66" calcext:value-type="float">
            <text:p>9452.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7:0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26.92" calcext:value-type="float">
            <text:p>9426.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7:1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36.09" calcext:value-type="float">
            <text:p>9436.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7:2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68.5" calcext:value-type="float">
            <text:p>9468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7:3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69.75" calcext:value-type="float">
            <text:p>9469.7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7:4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68.25" calcext:value-type="float">
            <text:p>9468.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7:5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51.99" calcext:value-type="float">
            <text:p>9451.9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8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63.93" calcext:value-type="float">
            <text:p>9463.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8:1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82.24" calcext:value-type="float">
            <text:p>9482.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8:25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7.14" calcext:value-type="float">
            <text:p>9427.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8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05.1" calcext:value-type="float">
            <text:p>9405.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8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32.5" calcext:value-type="float">
            <text:p>9432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8:5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46.05" calcext:value-type="float">
            <text:p>9446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9:0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41.55" calcext:value-type="float">
            <text:p>9441.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9:1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40.05" calcext:value-type="float">
            <text:p>9440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9: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20.27" calcext:value-type="float">
            <text:p>9420.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9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54.05" calcext:value-type="float">
            <text:p>9454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9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42.12" calcext:value-type="float">
            <text:p>9442.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59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61.28" calcext:value-type="float">
            <text:p>9461.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0:06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8.69" calcext:value-type="float">
            <text:p>9428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0:1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49.84" calcext:value-type="float">
            <text:p>9449.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0:2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38.95" calcext:value-type="float">
            <text:p>9438.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0:3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97.13" calcext:value-type="float">
            <text:p>9397.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0:4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46.2" calcext:value-type="float">
            <text:p>9446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0:5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46.65" calcext:value-type="float">
            <text:p>9446.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1:0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54.08" calcext:value-type="float">
            <text:p>9454.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1:1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53.46" calcext:value-type="float">
            <text:p>9453.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1:2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49.69" calcext:value-type="float">
            <text:p>9449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1:3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46.38" calcext:value-type="float">
            <text:p>9446.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1:48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8.99" calcext:value-type="float">
            <text:p>9428.9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1:5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24.41" calcext:value-type="float">
            <text:p>9424.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2:0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41.51" calcext:value-type="float">
            <text:p>9441.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2:1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1.13" calcext:value-type="float">
            <text:p>9491.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2: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26.58" calcext:value-type="float">
            <text:p>9426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2:3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50.31" calcext:value-type="float">
            <text:p>9450.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2:4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32.69" calcext:value-type="float">
            <text:p>9432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2:5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78.95" calcext:value-type="float">
            <text:p>9478.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3:0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38.84" calcext:value-type="float">
            <text:p>9438.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3:1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44.93" calcext:value-type="float">
            <text:p>9444.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3:29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0.56" calcext:value-type="float">
            <text:p>9460.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3:39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17.33" calcext:value-type="float">
            <text:p>9517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3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40.64" calcext:value-type="float">
            <text:p>9440.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4:0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36.3" calcext:value-type="float">
            <text:p>9436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4:1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56.17" calcext:value-type="float">
            <text:p>9456.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4:2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73.8" calcext:value-type="float">
            <text:p>9473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4: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29.41" calcext:value-type="float">
            <text:p>9429.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4:4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49.03" calcext:value-type="float">
            <text:p>9449.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4: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56.55" calcext:value-type="float">
            <text:p>9456.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5:0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02.88" calcext:value-type="float">
            <text:p>9502.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5:11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9.92" calcext:value-type="float">
            <text:p>9429.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5:2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23.22" calcext:value-type="float">
            <text:p>9423.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5:3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15.01" calcext:value-type="float">
            <text:p>9415.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5:4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33.66" calcext:value-type="float">
            <text:p>9433.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5:51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37.44" calcext:value-type="float">
            <text:p>9437.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6:0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47.26" calcext:value-type="float">
            <text:p>9447.2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6: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51.09" calcext:value-type="float">
            <text:p>9451.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6:2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20.19" calcext:value-type="float">
            <text:p>9520.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6: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50.98" calcext:value-type="float">
            <text:p>9450.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6:4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63.91" calcext:value-type="float">
            <text:p>9463.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6:53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8.46" calcext:value-type="float">
            <text:p>9458.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7:0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16.05" calcext:value-type="float">
            <text:p>9416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7:1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95.58" calcext:value-type="float">
            <text:p>9395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7:2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29.56" calcext:value-type="float">
            <text:p>9429.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7:3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83.37" calcext:value-type="float">
            <text:p>9383.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7:4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20.64" calcext:value-type="float">
            <text:p>9420.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7:5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52.69" calcext:value-type="float">
            <text:p>9452.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8:0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15.62" calcext:value-type="float">
            <text:p>9415.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8:1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65.01" calcext:value-type="float">
            <text:p>9465.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8:23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73.23" calcext:value-type="float">
            <text:p>9373.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8:34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9.83" calcext:value-type="float">
            <text:p>9339.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8:4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56.61" calcext:value-type="float">
            <text:p>9356.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8:5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06.38" calcext:value-type="float">
            <text:p>9406.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9: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91.53" calcext:value-type="float">
            <text:p>9391.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9:1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01.68" calcext:value-type="float">
            <text:p>9401.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9: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69.07" calcext:value-type="float">
            <text:p>9369.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9:3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79.85" calcext:value-type="float">
            <text:p>9379.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9:4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09.33" calcext:value-type="float">
            <text:p>9409.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09:5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69.98" calcext:value-type="float">
            <text:p>9369.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0:0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13.3" calcext:value-type="float">
            <text:p>9413.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0:15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5.4" calcext:value-type="float">
            <text:p>9305.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0: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75.27" calcext:value-type="float">
            <text:p>9375.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0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45.21" calcext:value-type="float">
            <text:p>9345.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0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53.73" calcext:value-type="float">
            <text:p>9353.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0:5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25.11" calcext:value-type="float">
            <text:p>9325.1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1:0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86.94" calcext:value-type="float">
            <text:p>9386.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1:1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94.92" calcext:value-type="float">
            <text:p>9294.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1: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40.59" calcext:value-type="float">
            <text:p>9340.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1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40.6" calcext:value-type="float">
            <text:p>9340.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1:4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50.05" calcext:value-type="float">
            <text:p>9350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1:55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3.65" calcext:value-type="float">
            <text:p>9343.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2:0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15.63" calcext:value-type="float">
            <text:p>9315.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2:1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90.01" calcext:value-type="float">
            <text:p>9290.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2: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53.8" calcext:value-type="float">
            <text:p>9353.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2: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80.03" calcext:value-type="float">
            <text:p>9380.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2:4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59.71" calcext:value-type="float">
            <text:p>9359.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2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25.66" calcext:value-type="float">
            <text:p>9325.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3:0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46.86" calcext:value-type="float">
            <text:p>9346.8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3:1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3:2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05.49" calcext:value-type="float">
            <text:p>9405.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3:36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5.62" calcext:value-type="float">
            <text:p>9355.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3:4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51.82" calcext:value-type="float">
            <text:p>9351.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3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35.89" calcext:value-type="float">
            <text:p>9335.8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4:0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70.87" calcext:value-type="float">
            <text:p>9370.8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4:1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40.9" calcext:value-type="float">
            <text:p>9340.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4:2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34.83" calcext:value-type="float">
            <text:p>9334.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4:3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47.96" calcext:value-type="float">
            <text:p>9547.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4:4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58.82" calcext:value-type="float">
            <text:p>9358.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4: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73.2" calcext:value-type="float">
            <text:p>9373.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5:0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82.64" calcext:value-type="float">
            <text:p>9382.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5:17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7.03" calcext:value-type="float">
            <text:p>9367.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5:2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39.81" calcext:value-type="float">
            <text:p>9339.8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5:3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41.43" calcext:value-type="float">
            <text:p>9341.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5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42.56" calcext:value-type="float">
            <text:p>9342.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5:5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28.66" calcext:value-type="float">
            <text:p>9328.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6:0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64.05" calcext:value-type="float">
            <text:p>9364.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6:1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55.21" calcext:value-type="float">
            <text:p>9355.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6:2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04.19" calcext:value-type="float">
            <text:p>9304.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6:3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92.63" calcext:value-type="float">
            <text:p>9392.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10:16:4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55.21" calcext:value-type="float">
            <text:p>9555.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5T16:37:39.485634690</dc:date>
    <meta:editing-duration>PT3M46S</meta:editing-duration>
    <meta:editing-cycles>1</meta:editing-cycles>
    <meta:generator>LibreOffice/7.3.7.2$Linux_X86_64 LibreOffice_project/30$Build-2</meta:generator>
    <meta:document-statistic meta:table-count="1" meta:cell-count="230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merged_sorting_results_2^27'.L5:'merged_sorting_results_2^27'.L36" chart:error-lower-range="'merged_sorting_results_2^27'.L5:'merged_sorting_results_2^27'.L3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d_sorting_results_2^27'.L5:'merged_sorting_results_2^27'.L36" chart:error-lower-range="'merged_sorting_results_2^27'.L5:'merged_sorting_results_2^27'.L36"/>
      <style:graphic-properties svg:stroke-width="0.08cm" svg:stroke-color="#d4ea6b" draw:fill-color="#d4ea6b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merged_sorting_results_2^27'.L5:'merged_sorting_results_2^27'.L36" chart:error-lower-range="'merged_sorting_results_2^27'.L5:'merged_sorting_results_2^27'.L3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merged_sorting_results_2^27'.I5:'merged_sorting_results_2^27'.J36" chart:data-source-has-labels="column" svg:x="1.331cm" svg:y="0.18cm" svg:width="14.349cm" svg:height="7.659cm">
          <chart:coordinate-region svg:x="2.508cm" svg:y="0.379cm" svg:width="12.986cm" svg:height="6.813cm"/>
          <chart:axis chart:dimension="x" chart:name="primary-x" chart:style-name="ch3" chartooo:axis-type="auto">
            <chartooo:date-scale/>
            <chart:title svg:x="7.654cm" svg:y="8.019cm" chart:style-name="ch4">
              <text:p>N. Threads</text:p>
            </chart:title>
            <chart:categories table:cell-range-address="'merged_sorting_results_2^27'.I5:'merged_sorting_results_2^27'.I36"/>
          </chart:axis>
          <chart:axis chart:dimension="y" chart:name="primary-y" chart:style-name="ch3">
            <chart:title svg:x="0.451cm" svg:y="5.984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27'.J5:'merged_sorting_results_2^27'.J36" chart:class="chart:line">
            <chart:error-indicator chart:style-name="ch8" chart:dimension="y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7'.I5:'merged_sorting_results_2^27'.I36</svg:desc>
                </draw:g>
              </table:table-cell>
              <table:table-cell office:value-type="float" office:value="40071.82">
                <text:p>40071.82</text:p>
                <draw:g>
                  <svg:desc>'merged_sorting_results_2^27'.J5:'merged_sorting_results_2^27'.J36</svg:desc>
                </draw:g>
              </table:table-cell>
              <table:table-cell office:value-type="float" office:value="199.645366300699">
                <text:p>199.645366300699</text:p>
                <draw:g>
                  <svg:desc>'merged_sorting_results_2^27'.L5:'merged_sorting_results_2^27'.L36</svg:desc>
                </draw:g>
              </table:table-cell>
              <table:table-cell office:value-type="float" office:value="199.645366300699">
                <text:p>199.645366300699</text:p>
                <draw:g>
                  <svg:desc>'merged_sorting_results_2^27'.L5:'merged_sorting_results_2^27'.L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323.43">
                <text:p>21323.43</text:p>
              </table:table-cell>
              <table:table-cell office:value-type="float" office:value="160.095588447141">
                <text:p>160.095588447141</text:p>
              </table:table-cell>
              <table:table-cell office:value-type="float" office:value="160.095588447141">
                <text:p>160.0955884471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122.49">
                <text:p>15122.49</text:p>
              </table:table-cell>
              <table:table-cell office:value-type="float" office:value="72.2549727833046">
                <text:p>72.2549727833046</text:p>
              </table:table-cell>
              <table:table-cell office:value-type="float" office:value="72.2549727833046">
                <text:p>72.25497278330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348.39">
                <text:p>12348.39</text:p>
              </table:table-cell>
              <table:table-cell office:value-type="float" office:value="58.7987993975457">
                <text:p>58.7987993975457</text:p>
              </table:table-cell>
              <table:table-cell office:value-type="float" office:value="58.7987993975457">
                <text:p>58.79879939754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750.81">
                <text:p>10750.81</text:p>
              </table:table-cell>
              <table:table-cell office:value-type="float" office:value="112.359486964437">
                <text:p>112.359486964437</text:p>
              </table:table-cell>
              <table:table-cell office:value-type="float" office:value="112.359486964437">
                <text:p>112.3594869644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975.362">
                <text:p>9975.362</text:p>
              </table:table-cell>
              <table:table-cell office:value-type="float" office:value="23.5928151724301">
                <text:p>23.5928151724301</text:p>
              </table:table-cell>
              <table:table-cell office:value-type="float" office:value="23.5928151724301">
                <text:p>23.59281517243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53.554">
                <text:p>9753.554</text:p>
              </table:table-cell>
              <table:table-cell office:value-type="float" office:value="124.431187513146">
                <text:p>124.431187513146</text:p>
              </table:table-cell>
              <table:table-cell office:value-type="float" office:value="124.431187513146">
                <text:p>124.431187513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18.427">
                <text:p>9518.427</text:p>
              </table:table-cell>
              <table:table-cell office:value-type="float" office:value="35.3369606620683">
                <text:p>35.3369606620683</text:p>
              </table:table-cell>
              <table:table-cell office:value-type="float" office:value="35.3369606620683">
                <text:p>35.3369606620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35.203">
                <text:p>9935.203</text:p>
              </table:table-cell>
              <table:table-cell office:value-type="float" office:value="37.4944929574378">
                <text:p>37.4944929574378</text:p>
              </table:table-cell>
              <table:table-cell office:value-type="float" office:value="37.4944929574378">
                <text:p>37.4944929574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51.92">
                <text:p>9651.92</text:p>
              </table:table-cell>
              <table:table-cell office:value-type="float" office:value="26.6839057359082">
                <text:p>26.6839057359082</text:p>
              </table:table-cell>
              <table:table-cell office:value-type="float" office:value="26.6839057359082">
                <text:p>26.68390573590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506.004">
                <text:p>9506.004</text:p>
              </table:table-cell>
              <table:table-cell office:value-type="float" office:value="46.7875485278086">
                <text:p>46.7875485278086</text:p>
              </table:table-cell>
              <table:table-cell office:value-type="float" office:value="46.7875485278086">
                <text:p>46.7875485278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354.705">
                <text:p>9354.705</text:p>
              </table:table-cell>
              <table:table-cell office:value-type="float" office:value="23.1434241176542">
                <text:p>23.1434241176542</text:p>
              </table:table-cell>
              <table:table-cell office:value-type="float" office:value="23.1434241176542">
                <text:p>23.1434241176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326.579">
                <text:p>9326.579</text:p>
              </table:table-cell>
              <table:table-cell office:value-type="float" office:value="36.9432385607129">
                <text:p>36.9432385607129</text:p>
              </table:table-cell>
              <table:table-cell office:value-type="float" office:value="36.9432385607129">
                <text:p>36.94323856071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276.709">
                <text:p>9276.709</text:p>
              </table:table-cell>
              <table:table-cell office:value-type="float" office:value="61.6360349320081">
                <text:p>61.6360349320081</text:p>
              </table:table-cell>
              <table:table-cell office:value-type="float" office:value="61.6360349320081">
                <text:p>61.6360349320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276.241">
                <text:p>9276.241</text:p>
              </table:table-cell>
              <table:table-cell office:value-type="float" office:value="38.4878685912904">
                <text:p>38.4878685912904</text:p>
              </table:table-cell>
              <table:table-cell office:value-type="float" office:value="38.4878685912904">
                <text:p>38.48786859129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340.638">
                <text:p>9340.638</text:p>
              </table:table-cell>
              <table:table-cell office:value-type="float" office:value="22.654712434667">
                <text:p>22.654712434667</text:p>
              </table:table-cell>
              <table:table-cell office:value-type="float" office:value="22.654712434667">
                <text:p>22.654712434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19.25">
                <text:p>10019.25</text:p>
              </table:table-cell>
              <table:table-cell office:value-type="float" office:value="9.44071925223789">
                <text:p>9.44071925223789</text:p>
              </table:table-cell>
              <table:table-cell office:value-type="float" office:value="9.44071925223789">
                <text:p>9.440719252237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78.862">
                <text:p>9978.862</text:p>
              </table:table-cell>
              <table:table-cell office:value-type="float" office:value="6.71671062785911">
                <text:p>6.71671062785911</text:p>
              </table:table-cell>
              <table:table-cell office:value-type="float" office:value="6.71671062785911">
                <text:p>6.716710627859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93.373">
                <text:p>9793.373</text:p>
              </table:table-cell>
              <table:table-cell office:value-type="float" office:value="13.4435315900803">
                <text:p>13.4435315900803</text:p>
              </table:table-cell>
              <table:table-cell office:value-type="float" office:value="13.4435315900803">
                <text:p>13.44353159008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63.204">
                <text:p>9563.204</text:p>
              </table:table-cell>
              <table:table-cell office:value-type="float" office:value="13.9385416216382">
                <text:p>13.9385416216382</text:p>
              </table:table-cell>
              <table:table-cell office:value-type="float" office:value="13.9385416216382">
                <text:p>13.93854162163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56.218">
                <text:p>9456.218</text:p>
              </table:table-cell>
              <table:table-cell office:value-type="float" office:value="10.7665986389189">
                <text:p>10.7665986389189</text:p>
              </table:table-cell>
              <table:table-cell office:value-type="float" office:value="10.7665986389189">
                <text:p>10.76659863891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437.011">
                <text:p>9437.011</text:p>
              </table:table-cell>
              <table:table-cell office:value-type="float" office:value="10.1912140125969">
                <text:p>10.1912140125969</text:p>
              </table:table-cell>
              <table:table-cell office:value-type="float" office:value="10.1912140125969">
                <text:p>10.19121401259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441.107">
                <text:p>9441.107</text:p>
              </table:table-cell>
              <table:table-cell office:value-type="float" office:value="10.63150263059">
                <text:p>10.63150263059</text:p>
              </table:table-cell>
              <table:table-cell office:value-type="float" office:value="10.63150263059">
                <text:p>10.631502630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445.834">
                <text:p>9445.834</text:p>
              </table:table-cell>
              <table:table-cell office:value-type="float" office:value="13.894489348239">
                <text:p>13.894489348239</text:p>
              </table:table-cell>
              <table:table-cell office:value-type="float" office:value="13.894489348239">
                <text:p>13.8944893482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462.267">
                <text:p>9462.267</text:p>
              </table:table-cell>
              <table:table-cell office:value-type="float" office:value="17.6323474729627">
                <text:p>17.6323474729627</text:p>
              </table:table-cell>
              <table:table-cell office:value-type="float" office:value="17.6323474729627">
                <text:p>17.632347472962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447.268">
                <text:p>9447.268</text:p>
              </table:table-cell>
              <table:table-cell office:value-type="float" office:value="18.2749825029365">
                <text:p>18.2749825029365</text:p>
              </table:table-cell>
              <table:table-cell office:value-type="float" office:value="18.2749825029365">
                <text:p>18.27498250293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421.021">
                <text:p>9421.021</text:p>
              </table:table-cell>
              <table:table-cell office:value-type="float" office:value="19.3975928910707">
                <text:p>19.3975928910707</text:p>
              </table:table-cell>
              <table:table-cell office:value-type="float" office:value="19.3975928910707">
                <text:p>19.39759289107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383.756">
                <text:p>9383.756</text:p>
              </table:table-cell>
              <table:table-cell office:value-type="float" office:value="15.3322420868877">
                <text:p>15.3322420868877</text:p>
              </table:table-cell>
              <table:table-cell office:value-type="float" office:value="15.3322420868877">
                <text:p>15.33224208688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341.782">
                <text:p>9341.782</text:p>
              </table:table-cell>
              <table:table-cell office:value-type="float" office:value="17.5109950444412">
                <text:p>17.5109950444412</text:p>
              </table:table-cell>
              <table:table-cell office:value-type="float" office:value="17.5109950444412">
                <text:p>17.5109950444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344.784">
                <text:p>9344.784</text:p>
              </table:table-cell>
              <table:table-cell office:value-type="float" office:value="20.4201465110431">
                <text:p>20.4201465110431</text:p>
              </table:table-cell>
              <table:table-cell office:value-type="float" office:value="20.4201465110431">
                <text:p>20.42014651104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375.255">
                <text:p>9375.255</text:p>
              </table:table-cell>
              <table:table-cell office:value-type="float" office:value="38.9117974924737">
                <text:p>38.9117974924737</text:p>
              </table:table-cell>
              <table:table-cell office:value-type="float" office:value="38.9117974924737">
                <text:p>38.91179749247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369.078">
                <text:p>9369.078</text:p>
              </table:table-cell>
              <table:table-cell office:value-type="float" office:value="43.1340107462183">
                <text:p>43.1340107462183</text:p>
              </table:table-cell>
              <table:table-cell office:value-type="float" office:value="43.1340107462183">
                <text:p>43.1340107462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merged_sorting_results_2^27'.V16:'merged_sorting_results_2^27'.V16 'merged_sorting_results_2^27'.I5:'merged_sorting_results_2^27'.I36 'merged_sorting_results_2^27'.K5:'merged_sorting_results_2^27'.K36" chart:data-source-has-labels="both" svg:x="1.331cm" svg:y="0.18cm" svg:width="14.349cm" svg:height="7.659cm">
          <chart:coordinate-region svg:x="2.058cm" svg:y="0.38cm" svg:width="13.436cm" svg:height="6.812cm"/>
          <chart:axis chart:dimension="x" chart:name="primary-x" chart:style-name="ch3" chartooo:axis-type="auto">
            <chartooo:date-scale/>
            <chart:title svg:x="7.654cm" svg:y="8.019cm" chart:style-name="ch4">
              <text:p>N. Threads</text:p>
            </chart:title>
            <chart:categories table:cell-range-address="'merged_sorting_results_2^27'.I5:'merged_sorting_results_2^27'.I36"/>
          </chart:axis>
          <chart:axis chart:dimension="y" chart:name="primary-y" chart:style-name="ch3">
            <chart:title svg:x="0.451cm" svg:y="4.728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27'.K5:'merged_sorting_results_2^27'.K36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7'.I5:'merged_sorting_results_2^27'.I36</svg:desc>
                </draw:g>
              </table:table-cell>
              <table:table-cell office:value-type="float" office:value="1">
                <text:p>1</text:p>
                <draw:g>
                  <svg:desc>'merged_sorting_results_2^27'.K5:'merged_sorting_results_2^27'.K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923894045189">
                <text:p>1.879238940451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498162670301">
                <text:p>2.6498162670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4510482743094">
                <text:p>3.245104827430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72733031278573">
                <text:p>3.727330312785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01707927992989">
                <text:p>4.017079279929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0843268002617">
                <text:p>4.108432680026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20992039966268">
                <text:p>4.209920399662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03331668210504">
                <text:p>4.03331668210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1516941706935">
                <text:p>4.15169417069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21542216897868">
                <text:p>4.215422168978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28360060525693">
                <text:p>4.283600605256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9651858414538">
                <text:p>4.296518584145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31961593276236">
                <text:p>4.319615932762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31983386373856">
                <text:p>4.319833863738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9005170738872">
                <text:p>4.290051707388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9948299523417">
                <text:p>3.99948299523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01567032393073">
                <text:p>4.015670323930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09172815127127">
                <text:p>4.091728151271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19020863718896">
                <text:p>4.190208637188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23761592636718">
                <text:p>4.237615926367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.24624067938461">
                <text:p>4.246240679384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.24439845878243">
                <text:p>4.244398458782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24227442489462">
                <text:p>4.242274424894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23490692029722">
                <text:p>4.234906920297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24163049042326">
                <text:p>4.241630490423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25344768895006">
                <text:p>4.253447688950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27033908383807">
                <text:p>4.270339083838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.28952634518767">
                <text:p>4.28952634518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28814834029337">
                <text:p>4.288148340293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27421120812181">
                <text:p>4.274211208121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27702918045938">
                <text:p>4.27702918045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